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2_09:34:4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410956" calcext:value-type="float">
            <text:p>410956</text:p>
          </table:table-cell>
          <table:table-cell office:value-type="float" office:value="376864" calcext:value-type="float">
            <text:p>376864</text:p>
          </table:table-cell>
          <table:table-cell office:value-type="float" office:value="34092" calcext:value-type="float">
            <text:p>34092</text:p>
          </table:table-cell>
          <table:table-cell/>
          <table:table-cell office:value-type="float" office:value="264021" calcext:value-type="float">
            <text:p>264021</text:p>
          </table:table-cell>
          <table:table-cell office:value-type="float" office:value="233753" calcext:value-type="float">
            <text:p>233753</text:p>
          </table:table-cell>
          <table:table-cell office:value-type="float" office:value="30268" calcext:value-type="float">
            <text:p>30268</text:p>
          </table:table-cell>
          <table:table-cell/>
          <table:table-cell office:value-type="float" office:value="964934" calcext:value-type="float">
            <text:p>964934</text:p>
          </table:table-cell>
          <table:table-cell office:value-type="float" office:value="866583" calcext:value-type="float">
            <text:p>866583</text:p>
          </table:table-cell>
          <table:table-cell office:value-type="float" office:value="98351" calcext:value-type="float">
            <text:p>98351</text:p>
          </table:table-cell>
          <table:table-cell/>
          <table:table-cell table:formula="of:=[.M2]/([.E2]+[.I2]+[.M2])" office:value-type="percentage" office:value="0.604452065318264" calcext:value-type="percentage">
            <text:p>60.45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388756" calcext:value-type="float">
            <text:p>388756</text:p>
          </table:table-cell>
          <table:table-cell office:value-type="float" office:value="356253" calcext:value-type="float">
            <text:p>356253</text:p>
          </table:table-cell>
          <table:table-cell office:value-type="float" office:value="32503" calcext:value-type="float">
            <text:p>32503</text:p>
          </table:table-cell>
          <table:table-cell/>
          <table:table-cell office:value-type="float" office:value="307113" calcext:value-type="float">
            <text:p>307113</text:p>
          </table:table-cell>
          <table:table-cell office:value-type="float" office:value="268354" calcext:value-type="float">
            <text:p>268354</text:p>
          </table:table-cell>
          <table:table-cell office:value-type="float" office:value="38759" calcext:value-type="float">
            <text:p>38759</text:p>
          </table:table-cell>
          <table:table-cell/>
          <table:table-cell office:value-type="float" office:value="946650" calcext:value-type="float">
            <text:p>946650</text:p>
          </table:table-cell>
          <table:table-cell office:value-type="float" office:value="851727" calcext:value-type="float">
            <text:p>851727</text:p>
          </table:table-cell>
          <table:table-cell office:value-type="float" office:value="94923" calcext:value-type="float">
            <text:p>94923</text:p>
          </table:table-cell>
          <table:table-cell/>
          <table:table-cell table:formula="of:=[.M3]/([.E3]+[.I3]+[.M3])" office:value-type="percentage" office:value="0.571188735445437" calcext:value-type="percentage">
            <text:p>57.12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361805" calcext:value-type="float">
            <text:p>361805</text:p>
          </table:table-cell>
          <table:table-cell office:value-type="float" office:value="332866" calcext:value-type="float">
            <text:p>332866</text:p>
          </table:table-cell>
          <table:table-cell office:value-type="float" office:value="28939" calcext:value-type="float">
            <text:p>28939</text:p>
          </table:table-cell>
          <table:table-cell/>
          <table:table-cell office:value-type="float" office:value="249848" calcext:value-type="float">
            <text:p>249848</text:p>
          </table:table-cell>
          <table:table-cell office:value-type="float" office:value="219004" calcext:value-type="float">
            <text:p>219004</text:p>
          </table:table-cell>
          <table:table-cell office:value-type="float" office:value="30844" calcext:value-type="float">
            <text:p>30844</text:p>
          </table:table-cell>
          <table:table-cell/>
          <table:table-cell office:value-type="float" office:value="984983" calcext:value-type="float">
            <text:p>984983</text:p>
          </table:table-cell>
          <table:table-cell office:value-type="float" office:value="886493" calcext:value-type="float">
            <text:p>886493</text:p>
          </table:table-cell>
          <table:table-cell office:value-type="float" office:value="98490" calcext:value-type="float">
            <text:p>98490</text:p>
          </table:table-cell>
          <table:table-cell/>
          <table:table-cell table:formula="of:=[.M4]/([.E4]+[.I4]+[.M4])" office:value-type="percentage" office:value="0.622279226399954" calcext:value-type="percentage">
            <text:p>62.23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390240" calcext:value-type="float">
            <text:p>390240</text:p>
          </table:table-cell>
          <table:table-cell office:value-type="float" office:value="356431" calcext:value-type="float">
            <text:p>356431</text:p>
          </table:table-cell>
          <table:table-cell office:value-type="float" office:value="33809" calcext:value-type="float">
            <text:p>33809</text:p>
          </table:table-cell>
          <table:table-cell/>
          <table:table-cell office:value-type="float" office:value="307663" calcext:value-type="float">
            <text:p>307663</text:p>
          </table:table-cell>
          <table:table-cell office:value-type="float" office:value="268488" calcext:value-type="float">
            <text:p>268488</text:p>
          </table:table-cell>
          <table:table-cell office:value-type="float" office:value="39175" calcext:value-type="float">
            <text:p>39175</text:p>
          </table:table-cell>
          <table:table-cell/>
          <table:table-cell office:value-type="float" office:value="955254" calcext:value-type="float">
            <text:p>955254</text:p>
          </table:table-cell>
          <table:table-cell office:value-type="float" office:value="859423" calcext:value-type="float">
            <text:p>859423</text:p>
          </table:table-cell>
          <table:table-cell office:value-type="float" office:value="95831" calcext:value-type="float">
            <text:p>95831</text:p>
          </table:table-cell>
          <table:table-cell/>
          <table:table-cell table:formula="of:=[.M5]/([.E5]+[.I5]+[.M5])" office:value-type="percentage" office:value="0.567668749814886" calcext:value-type="percentage">
            <text:p>56.77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426101" calcext:value-type="float">
            <text:p>426101</text:p>
          </table:table-cell>
          <table:table-cell office:value-type="float" office:value="386866" calcext:value-type="float">
            <text:p>386866</text:p>
          </table:table-cell>
          <table:table-cell office:value-type="float" office:value="39235" calcext:value-type="float">
            <text:p>39235</text:p>
          </table:table-cell>
          <table:table-cell/>
          <table:table-cell office:value-type="float" office:value="279600" calcext:value-type="float">
            <text:p>279600</text:p>
          </table:table-cell>
          <table:table-cell office:value-type="float" office:value="245638" calcext:value-type="float">
            <text:p>245638</text:p>
          </table:table-cell>
          <table:table-cell office:value-type="float" office:value="33962" calcext:value-type="float">
            <text:p>33962</text:p>
          </table:table-cell>
          <table:table-cell/>
          <table:table-cell office:value-type="float" office:value="953242" calcext:value-type="float">
            <text:p>953242</text:p>
          </table:table-cell>
          <table:table-cell office:value-type="float" office:value="858019" calcext:value-type="float">
            <text:p>858019</text:p>
          </table:table-cell>
          <table:table-cell office:value-type="float" office:value="95223" calcext:value-type="float">
            <text:p>95223</text:p>
          </table:table-cell>
          <table:table-cell/>
          <table:table-cell table:formula="of:=[.M6]/([.E6]+[.I6]+[.M6])" office:value-type="percentage" office:value="0.565390096188101" calcext:value-type="percentage">
            <text:p>56.54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95343" calcext:value-type="float">
            <text:p>395343</text:p>
          </table:table-cell>
          <table:table-cell office:value-type="float" office:value="361850" calcext:value-type="float">
            <text:p>361850</text:p>
          </table:table-cell>
          <table:table-cell office:value-type="float" office:value="33493" calcext:value-type="float">
            <text:p>33493</text:p>
          </table:table-cell>
          <table:table-cell/>
          <table:table-cell office:value-type="float" office:value="232510" calcext:value-type="float">
            <text:p>232510</text:p>
          </table:table-cell>
          <table:table-cell office:value-type="float" office:value="204630" calcext:value-type="float">
            <text:p>204630</text:p>
          </table:table-cell>
          <table:table-cell office:value-type="float" office:value="27880" calcext:value-type="float">
            <text:p>27880</text:p>
          </table:table-cell>
          <table:table-cell/>
          <table:table-cell office:value-type="float" office:value="979432" calcext:value-type="float">
            <text:p>979432</text:p>
          </table:table-cell>
          <table:table-cell office:value-type="float" office:value="879894" calcext:value-type="float">
            <text:p>879894</text:p>
          </table:table-cell>
          <table:table-cell office:value-type="float" office:value="99538" calcext:value-type="float">
            <text:p>99538</text:p>
          </table:table-cell>
          <table:table-cell/>
          <table:table-cell table:formula="of:=[.M7]/([.E7]+[.I7]+[.M7])" office:value-type="percentage" office:value="0.618590400904848" calcext:value-type="percentage">
            <text:p>61.86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65023" calcext:value-type="float">
            <text:p>365023</text:p>
          </table:table-cell>
          <table:table-cell office:value-type="float" office:value="334221" calcext:value-type="float">
            <text:p>334221</text:p>
          </table:table-cell>
          <table:table-cell office:value-type="float" office:value="30802" calcext:value-type="float">
            <text:p>30802</text:p>
          </table:table-cell>
          <table:table-cell/>
          <table:table-cell office:value-type="float" office:value="214616" calcext:value-type="float">
            <text:p>214616</text:p>
          </table:table-cell>
          <table:table-cell office:value-type="float" office:value="191003" calcext:value-type="float">
            <text:p>191003</text:p>
          </table:table-cell>
          <table:table-cell office:value-type="float" office:value="23613" calcext:value-type="float">
            <text:p>23613</text:p>
          </table:table-cell>
          <table:table-cell/>
          <table:table-cell office:value-type="float" office:value="975089" calcext:value-type="float">
            <text:p>975089</text:p>
          </table:table-cell>
          <table:table-cell office:value-type="float" office:value="876132" calcext:value-type="float">
            <text:p>876132</text:p>
          </table:table-cell>
          <table:table-cell office:value-type="float" office:value="98957" calcext:value-type="float">
            <text:p>98957</text:p>
          </table:table-cell>
          <table:table-cell/>
          <table:table-cell table:formula="of:=[.M8]/([.E8]+[.I8]+[.M8])" office:value-type="percentage" office:value="0.645209034243539" calcext:value-type="percentage">
            <text:p>64.52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79543" calcext:value-type="float">
            <text:p>379543</text:p>
          </table:table-cell>
          <table:table-cell office:value-type="float" office:value="346059" calcext:value-type="float">
            <text:p>346059</text:p>
          </table:table-cell>
          <table:table-cell office:value-type="float" office:value="33484" calcext:value-type="float">
            <text:p>33484</text:p>
          </table:table-cell>
          <table:table-cell/>
          <table:table-cell office:value-type="float" office:value="266881" calcext:value-type="float">
            <text:p>266881</text:p>
          </table:table-cell>
          <table:table-cell office:value-type="float" office:value="235963" calcext:value-type="float">
            <text:p>235963</text:p>
          </table:table-cell>
          <table:table-cell office:value-type="float" office:value="30918" calcext:value-type="float">
            <text:p>30918</text:p>
          </table:table-cell>
          <table:table-cell/>
          <table:table-cell office:value-type="float" office:value="972368" calcext:value-type="float">
            <text:p>972368</text:p>
          </table:table-cell>
          <table:table-cell office:value-type="float" office:value="874617" calcext:value-type="float">
            <text:p>874617</text:p>
          </table:table-cell>
          <table:table-cell office:value-type="float" office:value="97751" calcext:value-type="float">
            <text:p>97751</text:p>
          </table:table-cell>
          <table:table-cell/>
          <table:table-cell table:formula="of:=[.M9]/([.E9]+[.I9]+[.M9])" office:value-type="percentage" office:value="0.602831893335307" calcext:value-type="percentage">
            <text:p>60.28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405141" calcext:value-type="float">
            <text:p>405141</text:p>
          </table:table-cell>
          <table:table-cell office:value-type="float" office:value="369726" calcext:value-type="float">
            <text:p>369726</text:p>
          </table:table-cell>
          <table:table-cell office:value-type="float" office:value="35415" calcext:value-type="float">
            <text:p>35415</text:p>
          </table:table-cell>
          <table:table-cell/>
          <table:table-cell office:value-type="float" office:value="230318" calcext:value-type="float">
            <text:p>230318</text:p>
          </table:table-cell>
          <table:table-cell office:value-type="float" office:value="200892" calcext:value-type="float">
            <text:p>200892</text:p>
          </table:table-cell>
          <table:table-cell office:value-type="float" office:value="29426" calcext:value-type="float">
            <text:p>29426</text:p>
          </table:table-cell>
          <table:table-cell/>
          <table:table-cell office:value-type="float" office:value="977847" calcext:value-type="float">
            <text:p>977847</text:p>
          </table:table-cell>
          <table:table-cell office:value-type="float" office:value="881129" calcext:value-type="float">
            <text:p>881129</text:p>
          </table:table-cell>
          <table:table-cell office:value-type="float" office:value="96718" calcext:value-type="float">
            <text:p>96718</text:p>
          </table:table-cell>
          <table:table-cell/>
          <table:table-cell table:formula="of:=[.M10]/([.E10]+[.I10]+[.M10])" office:value-type="percentage" office:value="0.598654361564506" calcext:value-type="percentage">
            <text:p>59.87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414984" calcext:value-type="float">
            <text:p>414984</text:p>
          </table:table-cell>
          <table:table-cell office:value-type="float" office:value="378151" calcext:value-type="float">
            <text:p>378151</text:p>
          </table:table-cell>
          <table:table-cell office:value-type="float" office:value="36833" calcext:value-type="float">
            <text:p>36833</text:p>
          </table:table-cell>
          <table:table-cell/>
          <table:table-cell office:value-type="float" office:value="266451" calcext:value-type="float">
            <text:p>266451</text:p>
          </table:table-cell>
          <table:table-cell office:value-type="float" office:value="233434" calcext:value-type="float">
            <text:p>233434</text:p>
          </table:table-cell>
          <table:table-cell office:value-type="float" office:value="33017" calcext:value-type="float">
            <text:p>33017</text:p>
          </table:table-cell>
          <table:table-cell/>
          <table:table-cell office:value-type="float" office:value="961659" calcext:value-type="float">
            <text:p>961659</text:p>
          </table:table-cell>
          <table:table-cell office:value-type="float" office:value="865035" calcext:value-type="float">
            <text:p>865035</text:p>
          </table:table-cell>
          <table:table-cell office:value-type="float" office:value="96624" calcext:value-type="float">
            <text:p>96624</text:p>
          </table:table-cell>
          <table:table-cell/>
          <table:table-cell table:formula="of:=[.M11]/([.E11]+[.I11]+[.M11])" office:value-type="percentage" office:value="0.580414959693406" calcext:value-type="percentage">
            <text:p>58.04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298012" calcext:value-type="float">
            <text:p>298012</text:p>
          </table:table-cell>
          <table:table-cell office:value-type="float" office:value="273845" calcext:value-type="float">
            <text:p>273845</text:p>
          </table:table-cell>
          <table:table-cell office:value-type="float" office:value="24167" calcext:value-type="float">
            <text:p>24167</text:p>
          </table:table-cell>
          <table:table-cell/>
          <table:table-cell office:value-type="float" office:value="245281" calcext:value-type="float">
            <text:p>245281</text:p>
          </table:table-cell>
          <table:table-cell office:value-type="float" office:value="214404" calcext:value-type="float">
            <text:p>214404</text:p>
          </table:table-cell>
          <table:table-cell office:value-type="float" office:value="30877" calcext:value-type="float">
            <text:p>30877</text:p>
          </table:table-cell>
          <table:table-cell/>
          <table:table-cell office:value-type="float" office:value="984661" calcext:value-type="float">
            <text:p>984661</text:p>
          </table:table-cell>
          <table:table-cell office:value-type="float" office:value="887679" calcext:value-type="float">
            <text:p>887679</text:p>
          </table:table-cell>
          <table:table-cell office:value-type="float" office:value="96982" calcext:value-type="float">
            <text:p>96982</text:p>
          </table:table-cell>
          <table:table-cell/>
          <table:table-cell table:formula="of:=[.M12]/([.E12]+[.I12]+[.M12])" office:value-type="percentage" office:value="0.637930354018392" calcext:value-type="percentage">
            <text:p>63.79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415425" calcext:value-type="float">
            <text:p>415425</text:p>
          </table:table-cell>
          <table:table-cell office:value-type="float" office:value="377684" calcext:value-type="float">
            <text:p>377684</text:p>
          </table:table-cell>
          <table:table-cell office:value-type="float" office:value="37741" calcext:value-type="float">
            <text:p>37741</text:p>
          </table:table-cell>
          <table:table-cell/>
          <table:table-cell office:value-type="float" office:value="247742" calcext:value-type="float">
            <text:p>247742</text:p>
          </table:table-cell>
          <table:table-cell office:value-type="float" office:value="216955" calcext:value-type="float">
            <text:p>216955</text:p>
          </table:table-cell>
          <table:table-cell office:value-type="float" office:value="30787" calcext:value-type="float">
            <text:p>30787</text:p>
          </table:table-cell>
          <table:table-cell/>
          <table:table-cell office:value-type="float" office:value="966908" calcext:value-type="float">
            <text:p>966908</text:p>
          </table:table-cell>
          <table:table-cell office:value-type="float" office:value="870401" calcext:value-type="float">
            <text:p>870401</text:p>
          </table:table-cell>
          <table:table-cell office:value-type="float" office:value="96507" calcext:value-type="float">
            <text:p>96507</text:p>
          </table:table-cell>
          <table:table-cell/>
          <table:table-cell table:formula="of:=[.M13]/([.E13]+[.I13]+[.M13])" office:value-type="percentage" office:value="0.584766867634138" calcext:value-type="percentage">
            <text:p>58.48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434937" calcext:value-type="float">
            <text:p>434937</text:p>
          </table:table-cell>
          <table:table-cell office:value-type="float" office:value="394709" calcext:value-type="float">
            <text:p>394709</text:p>
          </table:table-cell>
          <table:table-cell office:value-type="float" office:value="40228" calcext:value-type="float">
            <text:p>40228</text:p>
          </table:table-cell>
          <table:table-cell/>
          <table:table-cell office:value-type="float" office:value="244051" calcext:value-type="float">
            <text:p>244051</text:p>
          </table:table-cell>
          <table:table-cell office:value-type="float" office:value="214151" calcext:value-type="float">
            <text:p>214151</text:p>
          </table:table-cell>
          <table:table-cell office:value-type="float" office:value="29900" calcext:value-type="float">
            <text:p>29900</text:p>
          </table:table-cell>
          <table:table-cell/>
          <table:table-cell office:value-type="float" office:value="960821" calcext:value-type="float">
            <text:p>960821</text:p>
          </table:table-cell>
          <table:table-cell office:value-type="float" office:value="865606" calcext:value-type="float">
            <text:p>865606</text:p>
          </table:table-cell>
          <table:table-cell office:value-type="float" office:value="95215" calcext:value-type="float">
            <text:p>95215</text:p>
          </table:table-cell>
          <table:table-cell/>
          <table:table-cell table:formula="of:=[.M14]/([.E14]+[.I14]+[.M14])" office:value-type="percentage" office:value="0.57586350798038" calcext:value-type="percentage">
            <text:p>57.59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99932" calcext:value-type="float">
            <text:p>299932</text:p>
          </table:table-cell>
          <table:table-cell office:value-type="float" office:value="276387" calcext:value-type="float">
            <text:p>276387</text:p>
          </table:table-cell>
          <table:table-cell office:value-type="float" office:value="23545" calcext:value-type="float">
            <text:p>23545</text:p>
          </table:table-cell>
          <table:table-cell/>
          <table:table-cell office:value-type="float" office:value="281328" calcext:value-type="float">
            <text:p>281328</text:p>
          </table:table-cell>
          <table:table-cell office:value-type="float" office:value="242671" calcext:value-type="float">
            <text:p>242671</text:p>
          </table:table-cell>
          <table:table-cell office:value-type="float" office:value="38657" calcext:value-type="float">
            <text:p>38657</text:p>
          </table:table-cell>
          <table:table-cell/>
          <table:table-cell office:value-type="float" office:value="988084" calcext:value-type="float">
            <text:p>988084</text:p>
          </table:table-cell>
          <table:table-cell office:value-type="float" office:value="889308" calcext:value-type="float">
            <text:p>889308</text:p>
          </table:table-cell>
          <table:table-cell office:value-type="float" office:value="98776" calcext:value-type="float">
            <text:p>98776</text:p>
          </table:table-cell>
          <table:table-cell/>
          <table:table-cell table:formula="of:=[.M15]/([.E15]+[.I15]+[.M15])" office:value-type="percentage" office:value="0.61359937382748" calcext:value-type="percentage">
            <text:p>61.36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60417" calcext:value-type="float">
            <text:p>360417</text:p>
          </table:table-cell>
          <table:table-cell office:value-type="float" office:value="331784" calcext:value-type="float">
            <text:p>331784</text:p>
          </table:table-cell>
          <table:table-cell office:value-type="float" office:value="28633" calcext:value-type="float">
            <text:p>28633</text:p>
          </table:table-cell>
          <table:table-cell/>
          <table:table-cell office:value-type="float" office:value="332506" calcext:value-type="float">
            <text:p>332506</text:p>
          </table:table-cell>
          <table:table-cell office:value-type="float" office:value="291661" calcext:value-type="float">
            <text:p>291661</text:p>
          </table:table-cell>
          <table:table-cell office:value-type="float" office:value="40845" calcext:value-type="float">
            <text:p>40845</text:p>
          </table:table-cell>
          <table:table-cell/>
          <table:table-cell office:value-type="float" office:value="952270" calcext:value-type="float">
            <text:p>952270</text:p>
          </table:table-cell>
          <table:table-cell office:value-type="float" office:value="856328" calcext:value-type="float">
            <text:p>856328</text:p>
          </table:table-cell>
          <table:table-cell office:value-type="float" office:value="95942" calcext:value-type="float">
            <text:p>95942</text:p>
          </table:table-cell>
          <table:table-cell/>
          <table:table-cell table:formula="of:=[.M16]/([.E16]+[.I16]+[.M16])" office:value-type="percentage" office:value="0.579990327650828" calcext:value-type="percentage">
            <text:p>58.00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370309" calcext:value-type="float">
            <text:p>370309</text:p>
          </table:table-cell>
          <table:table-cell office:value-type="float" office:value="337297" calcext:value-type="float">
            <text:p>337297</text:p>
          </table:table-cell>
          <table:table-cell office:value-type="float" office:value="33012" calcext:value-type="float">
            <text:p>33012</text:p>
          </table:table-cell>
          <table:table-cell/>
          <table:table-cell office:value-type="float" office:value="323497" calcext:value-type="float">
            <text:p>323497</text:p>
          </table:table-cell>
          <table:table-cell office:value-type="float" office:value="283396" calcext:value-type="float">
            <text:p>283396</text:p>
          </table:table-cell>
          <table:table-cell office:value-type="float" office:value="40101" calcext:value-type="float">
            <text:p>40101</text:p>
          </table:table-cell>
          <table:table-cell/>
          <table:table-cell office:value-type="float" office:value="949257" calcext:value-type="float">
            <text:p>949257</text:p>
          </table:table-cell>
          <table:table-cell office:value-type="float" office:value="855303" calcext:value-type="float">
            <text:p>855303</text:p>
          </table:table-cell>
          <table:table-cell office:value-type="float" office:value="93954" calcext:value-type="float">
            <text:p>93954</text:p>
          </table:table-cell>
          <table:table-cell/>
          <table:table-cell table:formula="of:=[.M17]/([.E17]+[.I17]+[.M17])" office:value-type="percentage" office:value="0.562373179622547" calcext:value-type="percentage">
            <text:p>56.24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400624" calcext:value-type="float">
            <text:p>400624</text:p>
          </table:table-cell>
          <table:table-cell office:value-type="float" office:value="364470" calcext:value-type="float">
            <text:p>364470</text:p>
          </table:table-cell>
          <table:table-cell office:value-type="float" office:value="36154" calcext:value-type="float">
            <text:p>36154</text:p>
          </table:table-cell>
          <table:table-cell/>
          <table:table-cell office:value-type="float" office:value="288626" calcext:value-type="float">
            <text:p>288626</text:p>
          </table:table-cell>
          <table:table-cell office:value-type="float" office:value="253217" calcext:value-type="float">
            <text:p>253217</text:p>
          </table:table-cell>
          <table:table-cell office:value-type="float" office:value="35409" calcext:value-type="float">
            <text:p>35409</text:p>
          </table:table-cell>
          <table:table-cell/>
          <table:table-cell office:value-type="float" office:value="951916" calcext:value-type="float">
            <text:p>951916</text:p>
          </table:table-cell>
          <table:table-cell office:value-type="float" office:value="857108" calcext:value-type="float">
            <text:p>857108</text:p>
          </table:table-cell>
          <table:table-cell office:value-type="float" office:value="94808" calcext:value-type="float">
            <text:p>94808</text:p>
          </table:table-cell>
          <table:table-cell/>
          <table:table-cell table:formula="of:=[.M18]/([.E18]+[.I18]+[.M18])" office:value-type="percentage" office:value="0.569858929741361" calcext:value-type="percentage">
            <text:p>56.99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56691" calcext:value-type="float">
            <text:p>156691</text:p>
          </table:table-cell>
          <table:table-cell office:value-type="float" office:value="125628" calcext:value-type="float">
            <text:p>125628</text:p>
          </table:table-cell>
          <table:table-cell office:value-type="float" office:value="31063" calcext:value-type="float">
            <text:p>31063</text:p>
          </table:table-cell>
          <table:table-cell/>
          <table:table-cell office:value-type="float" office:value="140714" calcext:value-type="float">
            <text:p>140714</text:p>
          </table:table-cell>
          <table:table-cell office:value-type="float" office:value="100978" calcext:value-type="float">
            <text:p>100978</text:p>
          </table:table-cell>
          <table:table-cell office:value-type="float" office:value="39736" calcext:value-type="float">
            <text:p>39736</text:p>
          </table:table-cell>
          <table:table-cell/>
          <table:table-cell office:value-type="float" office:value="311426" calcext:value-type="float">
            <text:p>311426</text:p>
          </table:table-cell>
          <table:table-cell office:value-type="float" office:value="216475" calcext:value-type="float">
            <text:p>216475</text:p>
          </table:table-cell>
          <table:table-cell office:value-type="float" office:value="94951" calcext:value-type="float">
            <text:p>94951</text:p>
          </table:table-cell>
          <table:table-cell/>
          <table:table-cell table:formula="of:=[.M19]/([.E19]+[.I19]+[.M19])" office:value-type="percentage" office:value="0.572856711915535" calcext:value-type="percentage">
            <text:p>57.29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380082" calcext:value-type="float">
            <text:p>380082</text:p>
          </table:table-cell>
          <table:table-cell office:value-type="float" office:value="347293" calcext:value-type="float">
            <text:p>347293</text:p>
          </table:table-cell>
          <table:table-cell office:value-type="float" office:value="32789" calcext:value-type="float">
            <text:p>32789</text:p>
          </table:table-cell>
          <table:table-cell/>
          <table:table-cell office:value-type="float" office:value="329414" calcext:value-type="float">
            <text:p>329414</text:p>
          </table:table-cell>
          <table:table-cell office:value-type="float" office:value="287273" calcext:value-type="float">
            <text:p>287273</text:p>
          </table:table-cell>
          <table:table-cell office:value-type="float" office:value="42141" calcext:value-type="float">
            <text:p>42141</text:p>
          </table:table-cell>
          <table:table-cell/>
          <table:table-cell office:value-type="float" office:value="943014" calcext:value-type="float">
            <text:p>943014</text:p>
          </table:table-cell>
          <table:table-cell office:value-type="float" office:value="849358" calcext:value-type="float">
            <text:p>849358</text:p>
          </table:table-cell>
          <table:table-cell office:value-type="float" office:value="93656" calcext:value-type="float">
            <text:p>93656</text:p>
          </table:table-cell>
          <table:table-cell/>
          <table:table-cell table:formula="of:=[.M20]/([.E20]+[.I20]+[.M20])" office:value-type="percentage" office:value="0.555538419560343" calcext:value-type="percentage">
            <text:p>55.55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368358" calcext:value-type="float">
            <text:p>368358</text:p>
          </table:table-cell>
          <table:table-cell office:value-type="float" office:value="337171" calcext:value-type="float">
            <text:p>337171</text:p>
          </table:table-cell>
          <table:table-cell office:value-type="float" office:value="31187" calcext:value-type="float">
            <text:p>31187</text:p>
          </table:table-cell>
          <table:table-cell/>
          <table:table-cell office:value-type="float" office:value="325447" calcext:value-type="float">
            <text:p>325447</text:p>
          </table:table-cell>
          <table:table-cell office:value-type="float" office:value="283785" calcext:value-type="float">
            <text:p>283785</text:p>
          </table:table-cell>
          <table:table-cell office:value-type="float" office:value="41662" calcext:value-type="float">
            <text:p>41662</text:p>
          </table:table-cell>
          <table:table-cell/>
          <table:table-cell office:value-type="float" office:value="942345" calcext:value-type="float">
            <text:p>942345</text:p>
          </table:table-cell>
          <table:table-cell office:value-type="float" office:value="848297" calcext:value-type="float">
            <text:p>848297</text:p>
          </table:table-cell>
          <table:table-cell office:value-type="float" office:value="94048" calcext:value-type="float">
            <text:p>94048</text:p>
          </table:table-cell>
          <table:table-cell/>
          <table:table-cell table:formula="of:=[.M21]/([.E21]+[.I21]+[.M21])" office:value-type="percentage" office:value="0.563509230243803" calcext:value-type="percentage">
            <text:p>56.35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02203" calcext:value-type="float">
            <text:p>402203</text:p>
          </table:table-cell>
          <table:table-cell office:value-type="float" office:value="366431" calcext:value-type="float">
            <text:p>366431</text:p>
          </table:table-cell>
          <table:table-cell office:value-type="float" office:value="35772" calcext:value-type="float">
            <text:p>35772</text:p>
          </table:table-cell>
          <table:table-cell/>
          <table:table-cell office:value-type="float" office:value="283636" calcext:value-type="float">
            <text:p>283636</text:p>
          </table:table-cell>
          <table:table-cell office:value-type="float" office:value="248790" calcext:value-type="float">
            <text:p>248790</text:p>
          </table:table-cell>
          <table:table-cell office:value-type="float" office:value="34846" calcext:value-type="float">
            <text:p>34846</text:p>
          </table:table-cell>
          <table:table-cell/>
          <table:table-cell office:value-type="float" office:value="944682" calcext:value-type="float">
            <text:p>944682</text:p>
          </table:table-cell>
          <table:table-cell office:value-type="float" office:value="850229" calcext:value-type="float">
            <text:p>850229</text:p>
          </table:table-cell>
          <table:table-cell office:value-type="float" office:value="94453" calcext:value-type="float">
            <text:p>94453</text:p>
          </table:table-cell>
          <table:table-cell/>
          <table:table-cell table:formula="of:=[.M22]/([.E22]+[.I22]+[.M22])" office:value-type="percentage" office:value="0.572196206480848" calcext:value-type="percentage">
            <text:p>57.22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05236" calcext:value-type="float">
            <text:p>305236</text:p>
          </table:table-cell>
          <table:table-cell office:value-type="float" office:value="281965" calcext:value-type="float">
            <text:p>281965</text:p>
          </table:table-cell>
          <table:table-cell office:value-type="float" office:value="23271" calcext:value-type="float">
            <text:p>23271</text:p>
          </table:table-cell>
          <table:table-cell/>
          <table:table-cell office:value-type="float" office:value="186201" calcext:value-type="float">
            <text:p>186201</text:p>
          </table:table-cell>
          <table:table-cell office:value-type="float" office:value="165077" calcext:value-type="float">
            <text:p>165077</text:p>
          </table:table-cell>
          <table:table-cell office:value-type="float" office:value="21124" calcext:value-type="float">
            <text:p>21124</text:p>
          </table:table-cell>
          <table:table-cell/>
          <table:table-cell office:value-type="float" office:value="1008776" calcext:value-type="float">
            <text:p>1008776</text:p>
          </table:table-cell>
          <table:table-cell office:value-type="float" office:value="906198" calcext:value-type="float">
            <text:p>906198</text:p>
          </table:table-cell>
          <table:table-cell office:value-type="float" office:value="102578" calcext:value-type="float">
            <text:p>102578</text:p>
          </table:table-cell>
          <table:table-cell/>
          <table:table-cell table:formula="of:=[.M23]/([.E23]+[.I23]+[.M23])" office:value-type="percentage" office:value="0.697937716451321" calcext:value-type="percentage">
            <text:p>69.79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366245" calcext:value-type="float">
            <text:p>366245</text:p>
          </table:table-cell>
          <table:table-cell office:value-type="float" office:value="338121" calcext:value-type="float">
            <text:p>338121</text:p>
          </table:table-cell>
          <table:table-cell office:value-type="float" office:value="28124" calcext:value-type="float">
            <text:p>28124</text:p>
          </table:table-cell>
          <table:table-cell/>
          <table:table-cell office:value-type="float" office:value="261726" calcext:value-type="float">
            <text:p>261726</text:p>
          </table:table-cell>
          <table:table-cell office:value-type="float" office:value="236964" calcext:value-type="float">
            <text:p>236964</text:p>
          </table:table-cell>
          <table:table-cell office:value-type="float" office:value="24762" calcext:value-type="float">
            <text:p>24762</text:p>
          </table:table-cell>
          <table:table-cell/>
          <table:table-cell office:value-type="float" office:value="911909" calcext:value-type="float">
            <text:p>911909</text:p>
          </table:table-cell>
          <table:table-cell office:value-type="float" office:value="842470" calcext:value-type="float">
            <text:p>842470</text:p>
          </table:table-cell>
          <table:table-cell office:value-type="float" office:value="69439" calcext:value-type="float">
            <text:p>69439</text:p>
          </table:table-cell>
          <table:table-cell/>
          <table:table-cell table:formula="of:=[.M24]/([.E24]+[.I24]+[.M24])" office:value-type="percentage" office:value="0.567659922338034" calcext:value-type="percentage">
            <text:p>56.77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352022" calcext:value-type="float">
            <text:p>352022</text:p>
          </table:table-cell>
          <table:table-cell office:value-type="float" office:value="324001" calcext:value-type="float">
            <text:p>324001</text:p>
          </table:table-cell>
          <table:table-cell office:value-type="float" office:value="28021" calcext:value-type="float">
            <text:p>28021</text:p>
          </table:table-cell>
          <table:table-cell/>
          <table:table-cell office:value-type="float" office:value="336688" calcext:value-type="float">
            <text:p>336688</text:p>
          </table:table-cell>
          <table:table-cell office:value-type="float" office:value="294179" calcext:value-type="float">
            <text:p>294179</text:p>
          </table:table-cell>
          <table:table-cell office:value-type="float" office:value="42509" calcext:value-type="float">
            <text:p>42509</text:p>
          </table:table-cell>
          <table:table-cell/>
          <table:table-cell office:value-type="float" office:value="945769" calcext:value-type="float">
            <text:p>945769</text:p>
          </table:table-cell>
          <table:table-cell office:value-type="float" office:value="851022" calcext:value-type="float">
            <text:p>851022</text:p>
          </table:table-cell>
          <table:table-cell office:value-type="float" office:value="94747" calcext:value-type="float">
            <text:p>94747</text:p>
          </table:table-cell>
          <table:table-cell/>
          <table:table-cell table:formula="of:=[.M25]/([.E25]+[.I25]+[.M25])" office:value-type="percentage" office:value="0.573261857366724" calcext:value-type="percentage">
            <text:p>57.33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439854" calcext:value-type="float">
            <text:p>439854</text:p>
          </table:table-cell>
          <table:table-cell office:value-type="float" office:value="399343" calcext:value-type="float">
            <text:p>399343</text:p>
          </table:table-cell>
          <table:table-cell office:value-type="float" office:value="40511" calcext:value-type="float">
            <text:p>40511</text:p>
          </table:table-cell>
          <table:table-cell/>
          <table:table-cell office:value-type="float" office:value="257850" calcext:value-type="float">
            <text:p>257850</text:p>
          </table:table-cell>
          <table:table-cell office:value-type="float" office:value="225177" calcext:value-type="float">
            <text:p>225177</text:p>
          </table:table-cell>
          <table:table-cell office:value-type="float" office:value="32673" calcext:value-type="float">
            <text:p>32673</text:p>
          </table:table-cell>
          <table:table-cell/>
          <table:table-cell office:value-type="float" office:value="945176" calcext:value-type="float">
            <text:p>945176</text:p>
          </table:table-cell>
          <table:table-cell office:value-type="float" office:value="851069" calcext:value-type="float">
            <text:p>851069</text:p>
          </table:table-cell>
          <table:table-cell office:value-type="float" office:value="94107" calcext:value-type="float">
            <text:p>94107</text:p>
          </table:table-cell>
          <table:table-cell/>
          <table:table-cell table:formula="of:=[.M26]/([.E26]+[.I26]+[.M26])" office:value-type="percentage" office:value="0.562534744845808" calcext:value-type="percentage">
            <text:p>56.25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99007" calcext:value-type="float">
            <text:p>399007</text:p>
          </table:table-cell>
          <table:table-cell office:value-type="float" office:value="364245" calcext:value-type="float">
            <text:p>364245</text:p>
          </table:table-cell>
          <table:table-cell office:value-type="float" office:value="34762" calcext:value-type="float">
            <text:p>34762</text:p>
          </table:table-cell>
          <table:table-cell/>
          <table:table-cell office:value-type="float" office:value="289488" calcext:value-type="float">
            <text:p>289488</text:p>
          </table:table-cell>
          <table:table-cell office:value-type="float" office:value="255480" calcext:value-type="float">
            <text:p>255480</text:p>
          </table:table-cell>
          <table:table-cell office:value-type="float" office:value="34008" calcext:value-type="float">
            <text:p>34008</text:p>
          </table:table-cell>
          <table:table-cell/>
          <table:table-cell office:value-type="float" office:value="961021" calcext:value-type="float">
            <text:p>961021</text:p>
          </table:table-cell>
          <table:table-cell office:value-type="float" office:value="864326" calcext:value-type="float">
            <text:p>864326</text:p>
          </table:table-cell>
          <table:table-cell office:value-type="float" office:value="96695" calcext:value-type="float">
            <text:p>96695</text:p>
          </table:table-cell>
          <table:table-cell/>
          <table:table-cell table:formula="of:=[.M27]/([.E27]+[.I27]+[.M27])" office:value-type="percentage" office:value="0.58438340434533" calcext:value-type="percentage">
            <text:p>58.44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48573" calcext:value-type="float">
            <text:p>348573</text:p>
          </table:table-cell>
          <table:table-cell office:value-type="float" office:value="319624" calcext:value-type="float">
            <text:p>319624</text:p>
          </table:table-cell>
          <table:table-cell office:value-type="float" office:value="28949" calcext:value-type="float">
            <text:p>28949</text:p>
          </table:table-cell>
          <table:table-cell/>
          <table:table-cell office:value-type="float" office:value="224657" calcext:value-type="float">
            <text:p>224657</text:p>
          </table:table-cell>
          <table:table-cell office:value-type="float" office:value="197026" calcext:value-type="float">
            <text:p>197026</text:p>
          </table:table-cell>
          <table:table-cell office:value-type="float" office:value="27631" calcext:value-type="float">
            <text:p>27631</text:p>
          </table:table-cell>
          <table:table-cell/>
          <table:table-cell office:value-type="float" office:value="1001736" calcext:value-type="float">
            <text:p>1001736</text:p>
          </table:table-cell>
          <table:table-cell office:value-type="float" office:value="901315" calcext:value-type="float">
            <text:p>901315</text:p>
          </table:table-cell>
          <table:table-cell office:value-type="float" office:value="100421" calcext:value-type="float">
            <text:p>100421</text:p>
          </table:table-cell>
          <table:table-cell/>
          <table:table-cell table:formula="of:=[.M28]/([.E28]+[.I28]+[.M28])" office:value-type="percentage" office:value="0.63962012980809" calcext:value-type="percentage">
            <text:p>63.96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99731" calcext:value-type="float">
            <text:p>399731</text:p>
          </table:table-cell>
          <table:table-cell office:value-type="float" office:value="364448" calcext:value-type="float">
            <text:p>364448</text:p>
          </table:table-cell>
          <table:table-cell office:value-type="float" office:value="35283" calcext:value-type="float">
            <text:p>35283</text:p>
          </table:table-cell>
          <table:table-cell/>
          <table:table-cell office:value-type="float" office:value="327776" calcext:value-type="float">
            <text:p>327776</text:p>
          </table:table-cell>
          <table:table-cell office:value-type="float" office:value="286989" calcext:value-type="float">
            <text:p>286989</text:p>
          </table:table-cell>
          <table:table-cell office:value-type="float" office:value="40787" calcext:value-type="float">
            <text:p>40787</text:p>
          </table:table-cell>
          <table:table-cell/>
          <table:table-cell office:value-type="float" office:value="956900" calcext:value-type="float">
            <text:p>956900</text:p>
          </table:table-cell>
          <table:table-cell office:value-type="float" office:value="861888" calcext:value-type="float">
            <text:p>861888</text:p>
          </table:table-cell>
          <table:table-cell office:value-type="float" office:value="95012" calcext:value-type="float">
            <text:p>95012</text:p>
          </table:table-cell>
          <table:table-cell/>
          <table:table-cell table:formula="of:=[.M29]/([.E29]+[.I29]+[.M29])" office:value-type="percentage" office:value="0.555359418290644" calcext:value-type="percentage">
            <text:p>55.54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39272" calcext:value-type="float">
            <text:p>339272</text:p>
          </table:table-cell>
          <table:table-cell office:value-type="float" office:value="312753" calcext:value-type="float">
            <text:p>312753</text:p>
          </table:table-cell>
          <table:table-cell office:value-type="float" office:value="26519" calcext:value-type="float">
            <text:p>26519</text:p>
          </table:table-cell>
          <table:table-cell/>
          <table:table-cell office:value-type="float" office:value="320310" calcext:value-type="float">
            <text:p>320310</text:p>
          </table:table-cell>
          <table:table-cell office:value-type="float" office:value="283250" calcext:value-type="float">
            <text:p>283250</text:p>
          </table:table-cell>
          <table:table-cell office:value-type="float" office:value="37060" calcext:value-type="float">
            <text:p>37060</text:p>
          </table:table-cell>
          <table:table-cell/>
          <table:table-cell office:value-type="float" office:value="967136" calcext:value-type="float">
            <text:p>967136</text:p>
          </table:table-cell>
          <table:table-cell office:value-type="float" office:value="868804" calcext:value-type="float">
            <text:p>868804</text:p>
          </table:table-cell>
          <table:table-cell office:value-type="float" office:value="98332" calcext:value-type="float">
            <text:p>98332</text:p>
          </table:table-cell>
          <table:table-cell/>
          <table:table-cell table:formula="of:=[.M30]/([.E30]+[.I30]+[.M30])" office:value-type="percentage" office:value="0.607321306149675" calcext:value-type="percentage">
            <text:p>60.73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398115" calcext:value-type="float">
            <text:p>398115</text:p>
          </table:table-cell>
          <table:table-cell office:value-type="float" office:value="362494" calcext:value-type="float">
            <text:p>362494</text:p>
          </table:table-cell>
          <table:table-cell office:value-type="float" office:value="35621" calcext:value-type="float">
            <text:p>35621</text:p>
          </table:table-cell>
          <table:table-cell/>
          <table:table-cell office:value-type="float" office:value="299882" calcext:value-type="float">
            <text:p>299882</text:p>
          </table:table-cell>
          <table:table-cell office:value-type="float" office:value="261667" calcext:value-type="float">
            <text:p>261667</text:p>
          </table:table-cell>
          <table:table-cell office:value-type="float" office:value="38215" calcext:value-type="float">
            <text:p>38215</text:p>
          </table:table-cell>
          <table:table-cell/>
          <table:table-cell office:value-type="float" office:value="942543" calcext:value-type="float">
            <text:p>942543</text:p>
          </table:table-cell>
          <table:table-cell office:value-type="float" office:value="848756" calcext:value-type="float">
            <text:p>848756</text:p>
          </table:table-cell>
          <table:table-cell office:value-type="float" office:value="93787" calcext:value-type="float">
            <text:p>93787</text:p>
          </table:table-cell>
          <table:table-cell/>
          <table:table-cell table:formula="of:=[.M31]/([.E31]+[.I31]+[.M31])" office:value-type="percentage" office:value="0.559511522881705" calcext:value-type="percentage">
            <text:p>55.95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426108" calcext:value-type="float">
            <text:p>426108</text:p>
          </table:table-cell>
          <table:table-cell office:value-type="float" office:value="387637" calcext:value-type="float">
            <text:p>387637</text:p>
          </table:table-cell>
          <table:table-cell office:value-type="float" office:value="38471" calcext:value-type="float">
            <text:p>38471</text:p>
          </table:table-cell>
          <table:table-cell/>
          <table:table-cell office:value-type="float" office:value="270729" calcext:value-type="float">
            <text:p>270729</text:p>
          </table:table-cell>
          <table:table-cell office:value-type="float" office:value="237177" calcext:value-type="float">
            <text:p>237177</text:p>
          </table:table-cell>
          <table:table-cell office:value-type="float" office:value="33552" calcext:value-type="float">
            <text:p>33552</text:p>
          </table:table-cell>
          <table:table-cell/>
          <table:table-cell office:value-type="float" office:value="947696" calcext:value-type="float">
            <text:p>947696</text:p>
          </table:table-cell>
          <table:table-cell office:value-type="float" office:value="852726" calcext:value-type="float">
            <text:p>852726</text:p>
          </table:table-cell>
          <table:table-cell office:value-type="float" office:value="94970" calcext:value-type="float">
            <text:p>94970</text:p>
          </table:table-cell>
          <table:table-cell/>
          <table:table-cell table:formula="of:=[.M32]/([.E32]+[.I32]+[.M32])" office:value-type="percentage" office:value="0.568706472726402" calcext:value-type="percentage">
            <text:p>56.87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303966" calcext:value-type="float">
            <text:p>303966</text:p>
          </table:table-cell>
          <table:table-cell office:value-type="float" office:value="282529" calcext:value-type="float">
            <text:p>282529</text:p>
          </table:table-cell>
          <table:table-cell office:value-type="float" office:value="21437" calcext:value-type="float">
            <text:p>21437</text:p>
          </table:table-cell>
          <table:table-cell/>
          <table:table-cell office:value-type="float" office:value="297453" calcext:value-type="float">
            <text:p>297453</text:p>
          </table:table-cell>
          <table:table-cell office:value-type="float" office:value="263800" calcext:value-type="float">
            <text:p>263800</text:p>
          </table:table-cell>
          <table:table-cell office:value-type="float" office:value="33653" calcext:value-type="float">
            <text:p>33653</text:p>
          </table:table-cell>
          <table:table-cell/>
          <table:table-cell office:value-type="float" office:value="970323" calcext:value-type="float">
            <text:p>970323</text:p>
          </table:table-cell>
          <table:table-cell office:value-type="float" office:value="871844" calcext:value-type="float">
            <text:p>871844</text:p>
          </table:table-cell>
          <table:table-cell office:value-type="float" office:value="98479" calcext:value-type="float">
            <text:p>98479</text:p>
          </table:table-cell>
          <table:table-cell/>
          <table:table-cell table:formula="of:=[.M33]/([.E33]+[.I33]+[.M33])" office:value-type="percentage" office:value="0.64126874564528" calcext:value-type="percentage">
            <text:p>64.13%</text:p>
          </table:table-cell>
        </table:table-row>
        <table:table-row table:style-name="ro1" table:number-rows-repeated="4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591335246013529" calcext:value-type="percentage">
            <text:p>59.1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09:43:33.761617999</dc:date>
    <meta:editing-duration>PT4M51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